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6ff" officeooo:paragraph-rsid="001446ff" style:font-weight-asian="bold" style:font-weight-complex="bold"/>
    </style:style>
    <style:style style:name="P2" style:family="paragraph" style:parent-style-name="Standard">
      <style:text-properties fo:font-weight="bold" officeooo:rsid="001890a4" officeooo:paragraph-rsid="0018a640" style:font-weight-asian="bold" style:font-weight-complex="bold"/>
    </style:style>
    <style:style style:name="P3" style:family="paragraph" style:parent-style-name="Standard">
      <style:text-properties fo:font-weight="normal" officeooo:rsid="0011dc86" officeooo:paragraph-rsid="0011dc86" style:font-weight-asian="normal" style:font-weight-complex="normal"/>
    </style:style>
    <style:style style:name="P4" style:family="paragraph" style:parent-style-name="Standard">
      <style:text-properties fo:font-weight="normal" officeooo:rsid="00129d36" officeooo:paragraph-rsid="00129d36" style:font-weight-asian="normal" style:font-weight-complex="normal"/>
    </style:style>
    <style:style style:name="P5" style:family="paragraph" style:parent-style-name="Standard">
      <style:text-properties fo:font-weight="normal" officeooo:rsid="001890a4" officeooo:paragraph-rsid="001890a4" style:font-weight-asian="normal" style:font-weight-complex="normal"/>
    </style:style>
    <style:style style:name="P6" style:family="paragraph" style:parent-style-name="Standard">
      <style:text-properties fo:font-weight="normal" officeooo:rsid="00198004" officeooo:paragraph-rsid="00198004" style:font-weight-asian="normal" style:font-weight-complex="normal"/>
    </style:style>
    <style:style style:name="P7" style:family="paragraph" style:parent-style-name="Standard">
      <style:text-properties fo:font-weight="normal" officeooo:rsid="0015d944" officeooo:paragraph-rsid="001446ff" style:font-weight-asian="normal" style:font-weight-complex="normal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c86" officeooo:paragraph-rsid="0011dc86" style:font-weight-asian="bold" style:font-weight-complex="bold"/>
    </style:style>
    <style:style style:name="P9" style:family="paragraph" style:parent-style-name="Standard">
      <style:text-properties fo:font-weight="bold" officeooo:rsid="00198004" officeooo:paragraph-rsid="00198004" style:font-weight-asian="bold" style:font-weight-complex="bold"/>
    </style:style>
    <style:style style:name="P10" style:family="paragraph" style:parent-style-name="Standard">
      <style:text-properties fo:font-weight="bold" officeooo:rsid="001446ff" officeooo:paragraph-rsid="001446ff" style:font-weight-asian="bold" style:font-weight-complex="bold"/>
    </style:style>
    <style:style style:name="P11" style:family="paragraph" style:parent-style-name="Standard">
      <style:text-properties fo:font-weight="bold" officeooo:rsid="001ccd77" officeooo:paragraph-rsid="001ccd77" style:font-weight-asian="bold" style:font-weight-complex="bold"/>
    </style:style>
    <style:style style:name="P12" style:family="paragraph" style:parent-style-name="Standard">
      <style:text-properties fo:font-weight="normal" officeooo:rsid="001ccd77" officeooo:paragraph-rsid="001ccd77" style:font-weight-asian="normal" style:font-weight-complex="normal"/>
    </style:style>
    <style:style style:name="P13" style:family="paragraph" style:parent-style-name="Standard">
      <style:text-properties fo:font-weight="normal" officeooo:rsid="001dd46c" officeooo:paragraph-rsid="001dd46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c79a" style:font-weight-asian="normal" style:font-weight-complex="normal"/>
    </style:style>
    <style:style style:name="T3" style:family="text">
      <style:text-properties fo:font-weight="normal" officeooo:rsid="0015d944" style:font-weight-asian="normal" style:font-weight-complex="normal"/>
    </style:style>
    <style:style style:name="T4" style:family="text">
      <style:text-properties fo:font-weight="normal" officeooo:rsid="001728da" style:font-weight-asian="normal" style:font-weight-complex="normal"/>
    </style:style>
    <style:style style:name="T5" style:family="text">
      <style:text-properties officeooo:rsid="0019bd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tes on RESTful API</text:p>
      <text:p text:style-name="P3"/>
      <text:p text:style-name="P4">REST – representative transitive state. This is an architecture (client-server) to perform create, read,update,delete (CRUD) operations on an app.</text:p>
      <text:p text:style-name="P4"/>
      <text:p text:style-name="P1">5 main HTTP verbs:</text:p>
      <text:p text:style-name="P1">get – <text:span text:style-name="T2">read an entry</text:span></text:p>
      <text:p text:style-name="P11"><text:span text:style-name="T2">E</text:span><text:span text:style-name="T1">x. Get /articles</text:span></text:p>
      <text:p text:style-name="P11"><text:span text:style-name="T1">This will fetch all articles. You can also specify a resource.</text:span></text:p>
      <text:p text:style-name="P11"><text:span text:style-name="T1"/></text:p>
      <text:p text:style-name="P1">post – <text:span text:style-name="T2">create an entry, </text:span></text:p>
      <text:p text:style-name="P13">Make sure to process errors if any occur.</text:p>
      <text:p text:style-name="P1"/>
      <text:p text:style-name="P1">put – <text:span text:style-name="T2">update an </text:span><text:span text:style-name="T4">ENTIRE entry</text:span><text:span text:style-name="T2"> </text:span></text:p>
      <text:p text:style-name="P1">patch – <text:span text:style-name="T4">updates parts of an entry</text:span></text:p>
      <text:p text:style-name="P1">delete – <text:span text:style-name="T3">remove an entry</text:span></text:p>
      <text:p text:style-name="P7"/>
      <text:p text:style-name="P2">RESTful routing</text:p>
      <text:p text:style-name="P5">These are ‘routes’ to obtain an instruction. Similar to a street route to get to somewhere, routes work to find a document/resource on a web server.</text:p>
      <text:p text:style-name="P5"/>
      <text:p text:style-name="P9">Use specific pattern of routes/endpoint URL<text:span text:style-name="T5">s</text:span></text:p>
      <text:p text:style-name="P9"/>
      <text:p text:style-name="P12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2:59:32.498426236</meta:creation-date>
    <dc:date>2019-03-10T15:06:07.676871783</dc:date>
    <meta:editing-duration>PT1H1M37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5" meta:character-count="640" meta:non-whitespace-character-count="541"/>
  </office:meta>
</office:document-meta>
</file>